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3229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officeooo:rsid="00073365" officeooo:paragraph-rsid="0007336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073365" officeooo:paragraph-rsid="000bae7c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bae7c" style:font-size-asian="11pt" style:font-size-complex="11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9c3fe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bae7c" officeooo:paragraph-rsid="000bae7c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5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1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1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9c3fe" style:font-size-asian="11pt" style:font-size-complex="11pt"/>
    </style:style>
    <style:style style:name="P1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text-shadow="none" fo:font-weight="bold" officeooo:rsid="0008ebd3" officeooo:paragraph-rsid="0008ebd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Liberation Sans" fo:font-size="11pt" officeooo:rsid="000bae7c" officeooo:paragraph-rsid="000bae7c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style:font-name="Liberation Sans" fo:font-size="11pt" officeooo:rsid="000bae7c" officeooo:paragraph-rsid="00114f09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0bae7c" officeooo:paragraph-rsid="000bae7c" style:font-size-asian="11pt" style:font-weight-asian="bold" style:font-size-complex="11pt" style:font-weight-complex="bold"/>
    </style:style>
    <style:style style:name="P23" style:family="paragraph" style:parent-style-name="Table_20_Contents" style:list-style-name="L1">
      <style:paragraph-properties fo:margin-top="0in" fo:margin-bottom="0in" loext:contextual-spacing="false" fo:line-height="100%"/>
      <style:text-properties style:font-name="Liberation Sans" fo:font-size="11pt" officeooo:rsid="00073365" officeooo:paragraph-rsid="0017a243" style:font-size-asian="11pt" style:font-size-complex="11pt"/>
    </style:style>
    <style:style style:name="P24" style:family="paragraph" style:parent-style-name="Table_20_Contents" style:list-style-name="L1">
      <style:paragraph-properties fo:margin-top="0in" fo:margin-bottom="0in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25" style:family="paragraph" style:parent-style-name="Table_20_Contents" style:list-style-name="L1">
      <style:paragraph-properties fo:margin-top="0in" fo:margin-bottom="0in" loext:contextual-spacing="false" fo:line-height="100%"/>
      <style:text-properties style:font-name="Liberation Sans" fo:font-size="11pt" officeooo:rsid="00152559" officeooo:paragraph-rsid="00152559" style:font-size-asian="11pt" style:font-size-complex="11pt"/>
    </style:style>
    <style:style style:name="P26" style:family="paragraph" style:parent-style-name="Table_20_Contents" style:list-style-name="L2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27" style:family="paragraph" style:parent-style-name="Table_20_Contents" style:list-style-name="L3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officeooo:rsid="0008ebd3"/>
    </style:style>
    <style:style style:name="T3" style:family="text">
      <style:text-properties officeooo:rsid="0009958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0074" style:font-weight-asian="bold" style:font-weight-complex="bold"/>
    </style:style>
    <style:style style:name="T6" style:family="text">
      <style:text-properties officeooo:rsid="000bae7c"/>
    </style:style>
    <style:style style:name="T7" style:family="text">
      <style:text-properties officeooo:rsid="00138b9e"/>
    </style:style>
    <style:style style:name="T8" style:family="text">
      <style:text-properties officeooo:rsid="001560a9"/>
    </style:style>
    <style:style style:name="T9" style:family="text">
      <style:text-properties officeooo:rsid="00172953"/>
    </style:style>
    <style:style style:name="T10" style:family="text">
      <style:text-properties officeooo:rsid="0017a243"/>
    </style:style>
    <style:style style:name="T11" style:family="text">
      <style:text-properties officeooo:rsid="0017e3e4"/>
    </style:style>
    <style:style style:name="T12" style:family="text">
      <style:text-properties officeooo:rsid="00188f5e"/>
    </style:style>
    <style:style style:name="T13" style:family="text">
      <style:text-properties officeooo:rsid="001a49f1"/>
    </style:style>
    <style:style style:name="T14" style:family="text">
      <style:text-properties officeooo:rsid="001be1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 Robins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9 Rusthall Avenue,</text:p>
            <text:p text:style-name="P3">London, <text:span text:style-name="T6">United Kingdom, </text:span></text:p>
            <text:p text:style-name="P22">W4 1BW</text:p>
            <text:p text:style-name="P4"/>
            <text:p text:style-name="P3">+44 7804 760 257</text:p>
            <text:p text:style-name="P6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20"><text:span text:style-name="T4">Twitter:</text:span> nrobinson2000</text:p>
            <text:p text:style-name="P20"><text:span text:style-name="T4">GitHub</text:span>: nrobinson2000</text:p>
            <text:p text:style-name="P21"><text:span text:style-name="T4">Linked</text:span><text:span text:style-name="T5">i</text:span><text:span text:style-name="T4">n:</text:span> nrobinson2000</text:p>
            <text:p text:style-name="P20"><text:span text:style-name="T4">Particle Forums: </text:span>nrobinson2000</text:p>
            <text:p text:style-name="P20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Education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4"><text:span text:style-name="T2">January </text:span>2015 - Present</text:p>
          </table:table-cell>
          <table:table-cell table:style-name="Table1.A1" office:value-type="string">
            <text:p text:style-name="P8">ACS Hillingdon International School, London</text:p>
            <text:p text:style-name="P15"/>
            <text:list xml:id="list3720556478077003367" text:style-name="L1">
              <text:list-item>
                <text:p text:style-name="P23">Tech Club Leader, Genius Bar <text:span text:style-name="T10">facilitator</text:span>, played Junior Varsity Basketball, Volleyball and Tennis.</text:p>
                <text:p text:style-name="P24"/>
              </text:list-item>
              <text:list-item>
                <text:p text:style-name="P24">I am the leader of my school's Technology club. Each year we make a couple of interesting projects. This year we made <text:span text:style-name="T10">a 3D printer, </text:span>battle robots and an internet enabled birdhouse that uses Particle Photons and Electrons to give <text:span text:style-name="T14">it </text:span>web functionality.</text:p>
                <text:p text:style-name="P24"/>
              </text:list-item>
              <text:list-item>
                <text:p text:style-name="P24">At the Genius Bar, I assist other students, <text:span text:style-name="T9">teachers, parents and staff</text:span> with common issues, including using our school's network, Google Drive and printing. <text:s/><text:span text:style-name="T14">Running the Genius bar gives me something productive to do during lunch time.</text:span></text:p>
                <text:p text:style-name="P25"/>
              </text:list-item>
              <text:list-item>
                <text:p text:style-name="P25">For my <text:span text:style-name="T14">G</text:span>rade 10 personal project I created an IoT demonstration that uses a Photon <text:span text:style-name="T8">to control servos and lights and monitor sensors. <text:s/>I also created a web app in Javascript to control it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6">Summer 2015</text:p>
          </table:table-cell>
          <table:table-cell table:style-name="Table1.A1" office:value-type="string">
            <text:p text:style-name="P9">Cambridge Prep Experience</text:p>
            <text:p text:style-name="P17"/>
            <text:list xml:id="list8959377197683750847" text:style-name="L2">
              <text:list-item>
                <text:p text:style-name="P26">Majored in Science and the Future and minored in Speech and Debate during the summer of 2015 while residing at Peterhouse College at Cambridge University.</text:p>
                <text:p text:style-name="P26"/>
              </text:list-item>
              <text:list-item>
                <text:p text:style-name="P26">Received an A+ in Science and the Future</text:p>
              </text:list-item>
            </text:list>
          </table:table-cell>
        </table:table-row>
        <table:table-row>
          <table:table-cell table:style-name="Table1.A1" office:value-type="string">
            <text:p text:style-name="P16">Summer 2014</text:p>
          </table:table-cell>
          <table:table-cell table:style-name="Table1.A1" office:value-type="string">
            <text:p text:style-name="P9">Oxford Prep Experience</text:p>
            <text:p text:style-name="P17"/>
            <text:list xml:id="list8386330600721547915" text:style-name="L3">
              <text:list-item>
                <text:p text:style-name="P27">Majored in Computer Science and minored in Creative Writing in the summer of 2014 while residing at Oriel College at Oxford University.</text:p>
                <text:p text:style-name="P27"/>
              </text:list-item>
              <text:list-item>
                <text:p text:style-name="P27">Received an A+ in Computer Science</text:p>
              </text:list-item>
            </text:list>
          </table:table-cell>
        </table:table-row>
        <table:table-row>
          <table:table-cell table:style-name="Table1.A1" office:value-type="string">
            <text:p text:style-name="P19">Skills and Interests</text:p>
          </table:table-cell>
          <table:table-cell table:style-name="Table1.A1" office:value-type="string">
            <text:p text:style-name="P17"><text:span text:style-name="T4">Particle Tools:</text:span> </text:p>
            <text:p text:style-name="P17">I have used both the Photon and Electron, and continue to use Particle tools to develop projects in Tech Club and my own personal projects. <text:s/>I primarily use Particle CLI in combination with Atom to code C++ for my devices, and I like to create web applications with JavaScript to access the Particle API in order interface them.</text:p>
            <text:p text:style-name="P10">Bash: </text:p>
            <text:p text:style-name="P18">I am skilled with the Unix command line and enjoy creating scripts to make development quicker and easier. <text:s/>I maintain a script on GitHub that installs the Particle Offline Toolchain on Mac OSX and Ubuntu and allows users to develop <text:span text:style-name="T3">offline efficiently</text:span> or push code to devices using DFU Utilities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><text:span text:style-name="T12">C++, </text:span>JavaScript, <text:span text:style-name="T13">Bash</text:span>, <text:span text:style-name="T13">Python</text:span>, Git<text:span text:style-name="T11">H</text:span>ub, IoT, Lin<text:span text:style-name="T7">ux</text:span>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0.2.2$MacOSX_X86_64 LibreOffice_project/37b43f919e4de5eeaca9b9755ed688758a8251fe</meta:generator>
    <dc:date>2016-04-29T23:12:51.399234000</dc:date>
    <meta:editing-duration>PT3H5M44S</meta:editing-duration>
    <meta:editing-cycles>24</meta:editing-cycles>
    <meta:print-date>2016-04-11T20:50:55.602229221</meta:print-date>
    <meta:printed-by>Nathan Robinson</meta:printed-by>
    <meta:document-statistic meta:table-count="2" meta:image-count="0" meta:object-count="0" meta:page-count="2" meta:paragraph-count="36" meta:word-count="366" meta:character-count="2200" meta:non-whitespace-character-count="1871"/>
  </office:meta>
</office:document-meta>
</file>